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MovieTrakt.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1162113776"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int getTmdbId()</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String getTitle()</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31345703534679"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380" meta:character-count="2294" meta:non-whitespace-character-count="1980"/>
    <meta:generator>LibreOfficeDev/6.0.5.2$Linux_X86_64 LibreOffice_project/</meta:generator>
  </office:meta>
</office:document-meta>
</file>